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style:font-name="Liberation Mono" fo:font-size="16pt" officeooo:rsid="00041aa7" officeooo:paragraph-rsid="00041aa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10d0c" style:font-name="Liberation Mono" fo:font-size="14pt" officeooo:rsid="00041aa7" officeooo:paragraph-rsid="00041aa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a6099" style:font-name="Liberation Mono" fo:font-size="14pt" officeooo:rsid="00049d17" officeooo:paragraph-rsid="00049d1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3faf46" style:font-name="Liberation Mono" fo:font-size="14pt" officeooo:rsid="00049d17" officeooo:paragraph-rsid="00049d1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e6e905" style:font-name="Liberation Mono" fo:font-size="14pt" officeooo:rsid="00049d17" officeooo:paragraph-rsid="00049d17" style:font-size-asian="12.25pt" style:font-size-complex="14pt"/>
    </style:style>
    <style:style style:name="P6" style:family="paragraph" style:parent-style-name="Standard" style:list-style-name="L1">
      <style:paragraph-properties fo:text-align="center" style:justify-single-word="false"/>
      <style:text-properties fo:color="#43c330" officeooo:paragraph-rsid="0004df78"/>
    </style:style>
    <style:style style:name="P7" style:family="paragraph" style:parent-style-name="Standard">
      <style:paragraph-properties fo:text-align="center" style:justify-single-word="false"/>
      <style:text-properties fo:color="#43c330" officeooo:paragraph-rsid="0004df78"/>
    </style:style>
    <style:style style:name="P8" style:family="paragraph" style:parent-style-name="Standard">
      <style:paragraph-properties fo:text-align="start" style:justify-single-word="false"/>
      <style:text-properties fo:color="#43c330" officeooo:rsid="0004df78" officeooo:paragraph-rsid="0004df78"/>
    </style:style>
    <style:style style:name="T1" style:family="text">
      <style:text-properties fo:color="#e6e905" style:font-name="Liberation Mono" fo:font-size="16pt" officeooo:rsid="0004df78" style:font-size-asian="14pt" style:font-size-complex="16pt"/>
    </style:style>
    <style:style style:name="T2" style:family="text">
      <style:text-properties style:font-name="Liberation Mono" fo:font-size="16pt" style:font-size-asian="14pt" style:font-size-complex="16pt"/>
    </style:style>
    <style:style style:name="T3" style:family="text">
      <style:text-properties style:font-name="Liberation Mono" fo:font-size="16pt" officeooo:rsid="0004df78" style:font-size-asian="14pt" style:font-size-complex="16pt"/>
    </style:style>
    <style:style style:name="T4" style:family="text">
      <style:text-properties style:font-name="Liberation Mono" fo:font-size="16pt" officeooo:rsid="0005c0fd" style:font-size-asian="14pt" style:font-size-complex="16pt"/>
    </style:style>
    <style:style style:name="T5" style:family="text">
      <style:text-properties style:font-name="Liberation Mono" fo:font-size="16pt" officeooo:rsid="0005d9bf" style:font-size-asian="14pt" style:font-size-complex="16pt"/>
    </style:style>
    <style:style style:name="T6" style:family="text">
      <style:text-properties style:font-name="Liberation Mono" fo:font-size="16pt" officeooo:rsid="00063931" style:font-size-asian="14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HTTP</text:p>
      <text:p text:style-name="P1"/>
      <text:p text:style-name="P1"/>
      <text:p text:style-name="P1"/>
      <text:p text:style-name="P2">GET: buscar informações do back-end.</text:p>
      <text:p text:style-name="P2"/>
      <text:p text:style-name="P3">POST: criar alguma informação no back-end.</text:p>
      <text:p text:style-name="P3"/>
      <text:p text:style-name="P4">PUT/PATCH: alterar uma informação no back-end.</text:p>
      <text:p text:style-name="P4"/>
      <text:p text:style-name="P5">DELETE: quando queremos deletar alguma informação no back-end.</text:p>
      <text:p text:style-name="P5"/>
      <text:p text:style-name="P5"/>
      <text:p text:style-name="P5"/>
      <text:list xml:id="list1827513763" text:style-name="L1">
        <text:list-header>
          <text:p text:style-name="P6"><text:span text:style-name="T3">TIPOS DE PARâMETROS</text:span></text:p>
        </text:list-header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2">Query params: </text:span><text:span text:style-name="T4">filtros e paginação (PRIN CIPALMENTE)</text:span></text:p>
      <text:p text:style-name="P8"><text:span text:style-name="T2"/></text:p>
      <text:p text:style-name="P8"><text:span text:style-name="T2">Route params: </text:span><text:span text:style-name="T4">identificar recursos (Atualizar/Deletar)</text:span></text:p>
      <text:p text:style-name="P8"><text:span text:style-name="T2"/></text:p>
      <text:p text:style-name="P8"><text:span text:style-name="T2">Request body: </text:span><text:span text:style-name="T5">conteúdo na hora de criar ou editar um recurso </text:span><text:span text:style-name="T6">(JSO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4:58:05.796071616</meta:creation-date>
    <dc:date>2022-08-29T15:59:13.585900742</dc:date>
    <meta:editing-duration>PT20M3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4" meta:character-count="390" meta:non-whitespace-character-count="345"/>
  </office:meta>
</office:document-meta>
</file>